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normal" style:font-weight-asian="normal" style:font-weight-complex="normal"/>
    </style:style>
    <style:style style:name="P3"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4" style:family="paragraph" style:parent-style-name="Text_20_body">
      <style:paragraph-properties fo:text-align="center" style:justify-single-word="false"/>
      <style:text-properties style:font-name="Times New Roman" fo:language="ru" fo:country="RU"/>
    </style:style>
    <style:style style:name="P5" style:family="paragraph" style:parent-style-name="Text_20_body">
      <style:text-properties style:font-name="Times New Roman" fo:language="en" fo:country="US"/>
    </style:style>
    <style:style style:name="P6" style:family="paragraph" style:parent-style-name="Text_20_body">
      <style:text-properties style:font-name="Times New Roman" fo:language="en" fo:country="US" fo:font-weight="normal" style:font-weight-asian="normal" style:font-weight-complex="normal"/>
    </style:style>
    <style:style style:name="P7" style:family="paragraph" style:parent-style-name="Text_20_body">
      <style:paragraph-properties fo:text-align="center" style:justify-single-word="false"/>
      <style:text-properties style:font-name="Times New Roman" fo:language="en" fo:country="US" fo:font-weight="normal" style:font-weight-asian="normal" style:font-weight-complex="normal"/>
    </style:style>
    <style:style style:name="P8" style:family="paragraph" style:parent-style-name="Text_20_body">
      <style:paragraph-properties fo:text-align="start" style:justify-single-word="false"/>
      <style:text-properties style:font-name="Times New Roman" fo:language="en" fo:country="US" fo:font-weight="normal" style:font-weight-asian="normal" style:font-weight-complex="normal"/>
    </style:style>
    <style:style style:name="P9" style:family="paragraph" style:parent-style-name="Text_20_body">
      <style:paragraph-properties fo:background-color="transparent">
        <style:background-image/>
      </style:paragraph-properties>
      <style:text-properties style:font-name="Times New Roman" fo:language="ru" fo:country="RU"/>
    </style:style>
    <style:style style:name="P10" style:family="paragraph" style:parent-style-name="Text_20_body">
      <style:paragraph-properties fo:background-color="transparent">
        <style:background-image/>
      </style:paragraph-properties>
      <style:text-properties style:font-name="Times New Roman" fo:language="ru" fo:country="RU" fo:font-weight="normal" style:font-weight-asian="normal" style:font-weight-complex="normal"/>
    </style:style>
    <style:style style:name="P11" style:family="paragraph" style:parent-style-name="Text_20_body">
      <style:paragraph-properties fo:background-color="transparent">
        <style:background-image/>
      </style:paragraph-properties>
      <style:text-properties style:font-name="Times New Roman" fo:language="en" fo:country="US" fo:font-weight="bold" style:font-weight-asian="bold" style:font-weight-complex="bold"/>
    </style:style>
    <style:style style:name="P12" style:family="paragraph" style:parent-style-name="Heading_20_1">
      <style:text-properties style:font-name="Times New Roman" fo:language="en" fo:country="US"/>
    </style:style>
    <style:style style:name="P13"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fo:background-color="transparent"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language="ru" fo:country="RU"/>
    </style:style>
    <style:style style:name="T8" style:family="text">
      <style:text-properties style:use-window-font-color="true" fo:background-color="transparent"/>
    </style:style>
    <style:style style:name="T9" style:family="text">
      <style:text-properties style:use-window-font-color="true" fo:language="en" fo:country="US" fo:background-color="transparent"/>
    </style:style>
    <style:style style:name="T10" style:family="text">
      <style:text-properties fo:font-weight="normal" style:font-weight-asian="normal" style:font-weight-complex="normal"/>
    </style:style>
    <style:style style:name="T11" style:family="text">
      <style:text-properties fo:color="#0000ff" fo:font-weight="bold" fo:background-color="transparent" style:font-weight-asian="bold" style:font-weight-complex="bold"/>
    </style:style>
    <style:style style:name="T12" style:family="text">
      <style:text-properties fo:color="#0000ff" fo:language="en" fo:country="US" fo:font-weight="bold" fo:background-color="transparent" style:font-weight-asian="bold" style:font-weight-complex="bold"/>
    </style:style>
    <style:style style:name="T13" style:family="text">
      <style:text-properties fo:color="#ff0000" fo:language="en" fo:country="US" fo:font-weight="bold" fo:background-color="transparent"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12" text:outline-level="1">Global parameters editor window</text:h>
          </table:table-cell>
        </table:table-row>
        <table:table-row table:style-name="Table1.2">
          <table:table-cell table:style-name="Table1.A2" office:value-type="string">
            <text:p text:style-name="P10"><text:span text:style-name="T3">Global parameters editor window </text:span><text:span text:style-name="T2">consists of an</text:span><text:span text:style-name="T3"> editor field </text:span><text:span text:style-name="T2">and</text:span><text:span text:style-name="T3"> </text:span><text:span text:style-name="T2">a</text:span><text:span text:style-name="T3"> message box </text:span><text:span text:style-name="T2">(see figure</text:span><text:span text:style-name="T6"> </text:span><text:span text:style-name="T2">1):</text:span></text:p>
            <text:p text:style-name="P4"><draw:frame draw:style-name="fr1" draw:name="graphics1" text:anchor-type="as-char" svg:width="14.951cm" svg:height="14.289cm" draw:z-index="8"><draw:image xlink:href="../te-images/te-3-ris-1.png" xlink:type="simple" xlink:show="embed" xlink:actuate="onLoad"/></draw:frame></text:p>
            <text:p text:style-name="P4"><text:span text:style-name="T2">Figure</text:span> 1 – <text:span text:style-name="T2">Global parameters editor window</text:span></text:p>
            <text:h text:style-name="P13" text:outline-level="1">Editor field</text:h>
            <text:p text:style-name="P6">Values applicable for calculation of each table from an available set of tables can be set in the editor field. Values are entered and calculated according to the rules of built-in SimInTech<text:span text:style-name="T7"> 4 </text:span>software system programming language. Figure 2 demonstrates an example for setting ideal gas parameters and calculation of its temperature that then can be used for filling each table to be created.</text:p>
            <text:p text:style-name="P2"><text:span text:style-name="T2">When working with the global parameters editor window, one can use a tool bar arranged above it: </text:span><text:span text:style-name="T2"><draw:frame draw:style-name="fr1" draw:name="graphics2" text:anchor-type="as-char" svg:width="3.201cm" svg:height="0.635cm" draw:z-index="0"><draw:image xlink:href="../te-images/te-3-inline-1.png" xlink:type="simple" xlink:show="embed" xlink:actuate="onLoad"/></draw:frame></text:span><text:span text:style-name="T2"> . Commands applicable for working with the global parameters editor window are as follows: </text:span><text:span text:style-name="T3">Calculate table</text:span><text:span text:style-name="T2">, </text:span><text:span text:style-name="T3">View variables</text:span><text:span text:style-name="T2">, </text:span><text:span text:style-name="T4">Construct relation</text:span><text:span text:style-name="T2">, </text:span><text:span text:style-name="T3">Stepwise debugging</text:span><text:span text:style-name="T2"> and </text:span><text:span text:style-name="T3">Stop debugging</text:span><text:span text:style-name="T2">.</text:span></text:p>
            <text:p text:style-name="P7"><text:soft-page-break/><draw:frame draw:style-name="fr1" draw:name="graphics3" text:anchor-type="as-char" svg:width="17.009cm" svg:height="12.621cm" draw:z-index="1"><draw:image xlink:href="../te-images/te-3-ris-2.png" xlink:type="simple" xlink:show="embed" xlink:actuate="onLoad"/></draw:frame></text:p>
            <text:p text:style-name="P3"><text:span text:style-name="T2">Figure </text:span>2<text:span text:style-name="T2"> – Example for setting constants, arrays and functions in global parameters editor </text:span></text:p>
            <text:p text:style-name="P6"><text:span text:style-name="T1">Show variables</text:span> command serves for viewing values preset and to be calculated, and is intended to check calculations for correctness. After activation of this command, a window will appear, in which all variables (values) are reduced to one list and have its own value preset or calculated <text:s/><text:span text:style-name="T7">(s</text:span>ee figure<text:span text:style-name="T7"> 3)</text:span>.</text:p>
            <text:p text:style-name="P7"><draw:frame draw:style-name="fr1" draw:name="graphics4" text:anchor-type="as-char" svg:width="16.78cm" svg:height="9.021cm" draw:z-index="9"><draw:image xlink:href="../te-images/te-3-ris-3.png" xlink:type="simple" xlink:show="embed" xlink:actuate="onLoad"/></draw:frame></text:p>
            <text:p text:style-name="P7"><text:soft-page-break/>Figure 3 – View of variable values</text:p>
            <text:p text:style-name="P1"><text:span text:style-name="T3">Show relation</text:span> <text:span text:style-name="T2">command allows a vector or scalar relation to be constructed as a scalar function. To construct vector relation </text:span><text:span text:style-name="T3">Show relation</text:span><text:span text:style-name="T5"> command shall be activated</text:span><text:span text:style-name="T2"> and <text:s/>names of abscissa arrays and names of ordinate arrays shall be indicated in the window opened </text:span>(<text:span text:style-name="T2">see figure</text:span> 4).</text:p>
            <text:p text:style-name="P4"><draw:frame draw:style-name="fr1" draw:name="graphics5" text:anchor-type="as-char" svg:width="8.999cm" svg:height="5.271cm" draw:z-index="2"><draw:image xlink:href="../te-images/te-3-ris-4.png" xlink:type="simple" xlink:show="embed" xlink:actuate="onLoad"/></draw:frame></text:p>
            <text:p text:style-name="P3"><text:span text:style-name="T2">Figure </text:span>4<text:span text:style-name="T2"> – Relation construction dialog box</text:span></text:p>
            <text:p text:style-name="P5">As a result the program will construct a relation appearing as a curve (see figure 5):</text:p>
            <text:p text:style-name="P4"><draw:frame draw:style-name="fr1" draw:name="graphics6" text:anchor-type="as-char" svg:width="11.25cm" svg:height="11.7cm" draw:z-index="3"><draw:image xlink:href="../te-images/te-3-ris-5.png" xlink:type="simple" xlink:show="embed" xlink:actuate="onLoad"/></draw:frame></text:p>
            <text:p text:style-name="P3"><text:span text:style-name="T2">Figure </text:span>5<text:span text:style-name="T2"> – Constructed X-Y relation</text:span></text:p>
            <text:p text:style-name="P8">To construct a scalar relation it shall be indicated in the relation construction dialog box, see figure 6.</text:p>
            <text:p text:style-name="P4"><text:soft-page-break/><draw:frame draw:style-name="fr1" draw:name="graphics7" text:anchor-type="as-char" svg:width="8.999cm" svg:height="5.271cm" draw:z-index="4"><draw:image xlink:href="../te-images/te-3-ris-6.png" xlink:type="simple" xlink:show="embed" xlink:actuate="onLoad"/></draw:frame></text:p>
            <text:p text:style-name="P3"><text:span text:style-name="T2">Figure </text:span>6<text:span text:style-name="T2"> – Scalar relation construction dialog box</text:span></text:p>
            <text:p text:style-name="P1"><text:span text:style-name="T2">The following shall be indicated one after another as parameters to construct a relation:</text:span> <text:span text:style-name="T2">minimum limit of construction </text:span>– <text:span text:style-name="T1">min_x</text:span>, <text:span text:style-name="T2">maximum limit of construction</text:span> – <text:span text:style-name="T1">max_x</text:span>, <text:span text:style-name="T2">number of intermediate points between the maximum and minimum limits for constructing a function </text:span><text:s/>– <text:span text:style-name="T3">count</text:span><text:span text:style-name="T2">.</text:span> <text:span text:style-name="T2">Function for construction is indicated as an argument to be applied</text:span> <text:span text:style-name="T1">x</text:span>.</text:p>
            <text:p text:style-name="P1"><text:span text:style-name="T2">Note that no matter how the description of scalar function appears</text:span>: <text:span text:style-name="T1">function Plus (arg_n)</text:span>, <text:span text:style-name="T1">function Minus(argum_1)</text:span>, – <text:span text:style-name="T1">x</text:span>: <text:span text:style-name="T1">Plus(x)</text:span>, <text:span text:style-name="T1">Minus(x) </text:span><text:span text:style-name="T5">shall be indicated as a function argument in row</text:span><text:span text:style-name="T10"> </text:span><text:span text:style-name="T3">Function of</text:span><text:span text:style-name="T1"> Х </text:span><text:span text:style-name="T5">of</text:span><text:span text:style-name="T10"> </text:span><text:span text:style-name="T3">Relation construction</text:span><text:span text:style-name="T10"> </text:span><text:span text:style-name="T5">dialog box.</text:span></text:p>
            <text:p text:style-name="P5">Constructed scalar relation can be found in figure 7.</text:p>
            <text:p text:style-name="P4"><draw:frame draw:style-name="fr1" draw:name="graphics8" text:anchor-type="as-char" svg:width="10.583cm" svg:height="10.583cm" draw:z-index="5"><draw:image xlink:href="../te-images/te-3-ris-7.png" xlink:type="simple" xlink:show="embed" xlink:actuate="onLoad"/></draw:frame></text:p>
            <text:p text:style-name="P3"><text:span text:style-name="T2">Figure </text:span>7<text:span text:style-name="T2"> – Constructed scalar relation</text:span></text:p>
            <text:p text:style-name="P11"/>
            <text:p text:style-name="P11"><text:soft-page-break/></text:p>
            <text:p text:style-name="P9"><text:span text:style-name="T3">Stepwise</text:span><text:span text:style-name="T1"> </text:span><text:span text:style-name="T3">debugging</text:span> <text:span text:style-name="T2">command allows variables to be calculated successively operation by operation. At the same time, the variables window is displayed, which allows the calculation process to be monitored at each step. A current operation (string) of stepwise calculation is highlighted </text:span><text:span text:style-name="T12">blue</text:span><text:span text:style-name="T11"> </text:span><text:span text:style-name="T2">in the global variable editor window (see figure 8).</text:span></text:p>
            <text:p text:style-name="P4"><draw:frame draw:style-name="fr1" draw:name="graphics9" text:anchor-type="as-char" svg:width="15.769cm" svg:height="9.95cm" draw:z-index="6"><draw:image xlink:href="../te-images/te-3-ris-8.png" xlink:type="simple" xlink:show="embed" xlink:actuate="onLoad"/></draw:frame></text:p>
            <text:p text:style-name="P3"><text:span text:style-name="T2">Figure 8 – Example of</text:span> 1 <text:span text:style-name="T2">step in the process of stepwise debugging</text:span> </text:p>
            <text:p text:style-name="P1"><text:span text:style-name="T3">Debugging stop </text:span><text:span text:style-name="T2">command allows stepwise debugging to be stopped</text:span>.</text:p>
            <text:p text:style-name="P1"><text:span text:style-name="T2">To calculate all variables and re-plot curves </text:span><text:span text:style-name="T3">Calculate </text:span><text:span text:style-name="T5">table command can be applied.</text:span></text:p>
            <text:h text:style-name="Heading_20_1" text:outline-level="1"/>
            <text:h text:style-name="P13" text:outline-level="1">Message window</text:h>
            <text:p text:style-name="P1"><text:span text:style-name="T3">Message window</text:span> <text:span text:style-name="T2">is intended to display program messages of possible errors or</text:span> <text:span text:style-name="T2">warning messages</text:span>. <text:span text:style-name="T2">In case of an error a relevant message is displayed in the window, while the error string in the editor </text:span><text:span text:style-name="T6">field</text:span><text:span text:style-name="T2"> is highlighted</text:span><text:span text:style-name="T8"> </text:span><text:span text:style-name="T13">red</text:span><text:span text:style-name="T8">. </text:span><text:span text:style-name="T9">If there are several error messages then double-click the left mouse button on a desired message to select the string corresponding to a required error </text:span><text:span text:style-name="T2">(see figure</text:span> 9).</text:p>
            <text:p text:style-name="P4"><text:soft-page-break/><draw:frame draw:style-name="fr1" draw:name="graphics10" text:anchor-type="as-char" svg:width="17.039cm" svg:height="6.11cm" draw:z-index="7"><draw:image xlink:href="../te-images/te-3-ris-9.png" xlink:type="simple" xlink:show="embed" xlink:actuate="onLoad"/></draw:frame></text:p>
            <text:p text:style-name="P4"><text:span text:style-name="T5">Figure </text:span><text:span text:style-name="T10">9</text:span><text:span text:style-name="T5"> – Example of an error in set parameter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кно редактора глобальных параметров</dc:title>
    <dc:date>2014-09-23T14:33:15.20</dc:date>
    <meta:generator>OpenOffice/4.1.1$Win32 OpenOffice.org_project/411m6$Build-9775</meta:generator>
    <meta:editing-duration>PT8H36M10S</meta:editing-duration>
    <meta:editing-cycles>162</meta:editing-cycles>
    <meta:document-statistic meta:table-count="1" meta:image-count="10" meta:object-count="0" meta:page-count="6" meta:paragraph-count="35" meta:word-count="577" meta:character-count="3576"/>
    <meta:user-defined meta:name="Поле 1"/>
    <meta:user-defined meta:name="Поле 2"/>
    <meta:user-defined meta:name="Поле 3"/>
    <meta:user-defined meta:name="Поле 4"/>
  </office:meta>
</office:document-meta>
</file>